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e018" officeooo:paragraph-rsid="001ae018"/>
    </style:style>
    <style:style style:name="T1" style:family="text">
      <style:text-properties officeooo:rsid="001d82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llo <text:span text:style-name="T1">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11:15:27.211173500</meta:creation-date>
    <dc:date>2025-08-05T11:19:20.809643900</dc:date>
    <meta:editing-duration>PT3M54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2" meta:character-count="7" meta:non-whitespace-character-count="6"/>
  </office:meta>
</office:document-meta>
</file>